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-0.1in"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left="-0.1in" fo:margin-top="0in" fo:margin-bottom="0in" style:contextual-spacing="false" fo:text-align="start" style:justify-single-word="false"/>
    </style:style>
    <style:style style:name="P3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Text_20_body">
      <style:paragraph-properties fo:margin-left="-0.1in" fo:margin-top="0in" fo:margin-bottom="0in" style:contextual-spacing="false" fo:text-align="start" style:justify-single-word="false"/>
    </style:style>
    <style:style style:name="P6" style:family="paragraph" style:parent-style-name="Text_20_body">
      <style:paragraph-properties fo:line-height="108%"/>
    </style:style>
    <style:style style:name="P7" style:family="paragraph" style:parent-style-name="Standard">
      <style:paragraph-properties fo:margin-left="-0.1in" fo:margin-top="0in" fo:margin-bottom="0in" style:contextual-spacing="false" fo:text-align="start" style:justify-single-word="false"/>
      <style:text-properties fo:color="#000000" loext:opacity="100%" style:font-name="Adwaita Sans" fo:font-size="14pt" fo:language="en" fo:country="US" fo:font-weight="bold" style:font-size-asian="14pt" style:font-weight-asian="bold" style:font-name-complex="Arial1" style:font-size-complex="14pt" style:font-weight-complex="bold"/>
    </style:style>
    <style:style style:name="P8" style:family="paragraph" style:parent-style-name="Text_20_body">
      <style:paragraph-properties fo:margin-left="-0.1in" fo:margin-right="-0.1in" fo:margin-top="0in" fo:margin-bottom="0in" style:contextual-spacing="false"/>
    </style:style>
    <style:style style:name="P9" style:family="paragraph" style:parent-style-name="Text_20_body" style:list-style-name="WWNum1">
      <style:paragraph-properties fo:margin-left="0.4925in" fo:line-height="108%" fo:text-indent="-0.1965in" style:auto-text-indent="false">
        <style:tab-stops>
          <style:tab-stop style:position="0in"/>
        </style:tab-stops>
      </style:paragraph-properties>
      <style:text-properties fo:color="#000000" loext:opacity="100%" style:font-name="Adwaita Sans" fo:font-size="10.5pt" fo:language="en" fo:country="US" style:font-size-asian="10.5pt" style:font-name-complex="Arial1" style:font-size-complex="10.5pt"/>
    </style:style>
    <style:style style:name="P10" style:family="paragraph" style:parent-style-name="Text_20_body" style:list-style-name="L1">
      <style:paragraph-properties fo:line-height="108%">
        <style:tab-stops>
          <style:tab-stop style:position="0in"/>
        </style:tab-stops>
      </style:paragraph-properties>
      <style:text-properties fo:color="#000000" loext:opacity="100%" style:font-name="Adwaita Sans" fo:font-size="10.5pt" fo:language="en" fo:country="US" style:font-size-asian="10.5pt" style:font-name-complex="Arial1" style:font-size-complex="10.5pt"/>
    </style:style>
    <style:style style:name="P11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fo:language="en" fo:country="US" fo:font-weight="bold" style:font-size-asian="10.5pt" style:font-weight-asian="bold" style:font-name-complex="Arial1" style:font-size-complex="10.5pt" style:font-weight-complex="bold"/>
    </style:style>
    <style:style style:name="P12" style:family="paragraph" style:parent-style-name="Standard">
      <style:paragraph-properties fo:margin-left="-0.1in" fo:margin-right="-0.1in" fo:margin-top="0in" fo:margin-bottom="0in" style:contextual-spacing="false"/>
    </style:style>
    <style:style style:name="P13" style:family="paragraph" style:parent-style-name="Standard" style:list-style-name="WWNum2">
      <style:paragraph-properties fo:margin-top="0in" fo:margin-bottom="0in" style:contextual-spacing="false"/>
    </style:style>
    <style:style style:name="P14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style:font-size-asian="10.5pt" style:font-name-complex="Arial1" style:font-size-complex="10.5pt"/>
    </style:style>
    <style:style style:name="P15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style:font-size-asian="10.5pt" style:font-name-complex="Arial1" style:font-size-complex="13pt" style:font-weight-complex="bold"/>
    </style:style>
    <style:style style:name="P16" style:family="paragraph" style:parent-style-name="Standard" style:list-style-name="WWNum3">
      <style:paragraph-properties fo:margin-top="0in" fo:margin-bottom="0in" style:contextual-spacing="false"/>
    </style:style>
    <style:style style:name="P17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/>
    </style:style>
    <style:style style:name="P18" style:family="paragraph" style:parent-style-name="Standard">
      <style:paragraph-properties fo:margin-right="-0.1in" fo:margin-top="0in" fo:margin-bottom="0in" style:contextual-spacing="false"/>
      <style:text-properties fo:color="#000000" loext:opacity="100%" style:font-name="Adwaita Sans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right="-0.1in" fo:margin-top="0in" fo:margin-bottom="0in" style:contextual-spacing="false"/>
    </style:style>
    <style:style style:name="P20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dwaita Sans" fo:font-size="10.5pt" fo:language="en" fo:country="US" style:text-underline-style="solid" style:text-underline-width="auto" style:text-underline-color="font-color" style:font-size-asian="10.5pt" style:font-size-complex="10.5pt"/>
    </style:style>
    <style:style style:name="T1" style:family="text">
      <style:text-properties fo:color="#000000" loext:opacity="100%" style:font-name="Adwaita Sans" fo:font-size="18pt" fo:font-weight="normal" style:font-size-asian="18pt" style:font-weight-asian="normal" style:font-name-complex="Arial1" style:font-size-complex="18pt" style:font-weight-complex="normal"/>
    </style:style>
    <style:style style:name="T2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/>
    </style:style>
    <style:style style:name="T3" style:family="text">
      <style:text-properties fo:color="#000000" loext:opacity="100%" style:font-name="Adwaita Sans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4" style:family="text">
      <style:text-properties fo:color="#000000" loext:opacity="100%" style:font-name="Adwaita Sans" fo:font-size="12pt" style:font-size-asian="12pt" style:font-name-complex="Arial1" style:font-size-complex="12pt"/>
    </style:style>
    <style:style style:name="T5" style:family="text">
      <style:text-properties fo:color="#000000" loext:opacity="100%" style:font-name="Adwaita Sans" fo:font-size="10.5pt" fo:font-weight="bold" style:font-size-asian="10.5pt" style:font-weight-asian="bold" style:font-name-complex="Arial1" style:font-size-complex="10.5pt" style:font-weight-complex="bold"/>
    </style:style>
    <style:style style:name="T6" style:family="text">
      <style:text-properties fo:color="#000000" loext:opacity="100%" style:font-name="Adwaita Sans" fo:font-size="10.5pt" style:font-size-asian="10.5pt" style:font-name-complex="Arial1" style:font-size-complex="10.5pt"/>
    </style:style>
    <style:style style:name="T7" style:family="text">
      <style:text-properties fo:color="#000000" loext:opacity="100%" style:font-name="Adwaita Sans" fo:font-size="14pt" fo:language="en" fo:country="US" fo:font-weight="bold" style:font-size-asian="14pt" style:font-weight-asian="bold" style:font-name-complex="Arial1" style:font-size-complex="14pt" style:font-weight-complex="bold"/>
    </style:style>
    <style:style style:name="T8" style:family="text">
      <style:text-properties fo:color="#000000" loext:opacity="100%" style:font-name="Adwaita Sans" fo:font-size="12pt" fo:language="en" fo:country="US" style:font-size-asian="12pt" style:font-name-complex="Arial1" style:font-size-complex="12pt"/>
    </style:style>
    <style:style style:name="T9" style:family="text">
      <style:text-properties fo:color="#000000" loext:opacity="100%" style:font-name="Adwaita Sans" fo:font-size="10.5pt" fo:language="en" fo:country="US" style:font-size-asian="10.5pt" style:font-name-complex="Arial1" style:font-size-complex="10.5pt"/>
    </style:style>
    <style:style style:name="T10" style:family="text">
      <style:text-properties fo:color="#000000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1" style:family="text">
      <style:text-properties fo:color="#000000" loext:opacity="100%" style:font-name="Adwaita Sans" fo:font-size="10.5pt" fo:language="en" fo:country="US" fo:font-style="normal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12" style:family="text">
      <style:text-properties fo:color="#111111" loext:opacity="100%" style:font-name="Adwaita Sans" fo:font-size="10.5pt" fo:language="en" fo:country="US" fo:font-style="normal" style:font-size-asian="10.5pt" style:font-style-asian="normal" style:font-name-complex="Arial1" style:font-size-complex="10.5pt" style:font-style-complex="normal"/>
    </style:style>
    <style:style style:name="T13" style:family="text">
      <style:text-properties fo:color="#000000" loext:opacity="100%" style:font-name="Adwaita Sans" fo:font-size="10.5pt" fo:language="en" fo:country="US" officeooo:rsid="0011368a" style:font-size-asian="10.5pt" style:font-name-complex="Arial1" style:font-size-complex="10.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loext:opacity="100%" style:font-name="Adwaita Sans" fo:font-size="10.5pt" fo:language="en" fo:country="US" fo:font-weight="bold" style:font-size-asian="10.5pt" style:font-weight-asian="bold" style:font-name-complex="Arial1" style:font-size-complex="10.5pt" style:font-weight-complex="bold"/>
    </style:style>
    <style:style style:name="T16" style:family="text">
      <style:text-properties fo:color="#000000" loext:opacity="100%" style:font-name="Adwaita Sans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T17" style:family="text"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/>
    </style:style>
    <style:style style:name="T18" style:family="text">
      <style:text-properties fo:color="#000000" loext:opacity="100%" style:font-name="Adwaita Sans" fo:font-size="10.5pt" style:font-size-asian="10.5pt" style:font-name-complex="Arial1" style:font-size-complex="13pt" style:font-weight-complex="bold"/>
    </style:style>
    <style:style style:name="T19" style:family="text">
      <style:text-properties fo:color="#000000" loext:opacity="100%" style:font-name="Adwaita Sans" fo:font-size="12pt" fo:font-weight="bold" style:font-size-asian="12pt" style:font-weight-asian="bold" style:font-name-complex="Arial1" style:font-size-complex="12pt" style:font-weight-complex="bold"/>
    </style:style>
    <style:style style:name="T20" style:family="text">
      <style:text-properties fo:color="#000000" loext:opacity="100%" style:font-name="Adwaita Sans" fo:font-size="10.5pt" fo:font-weight="bold" style:font-size-asian="10.5pt" style:font-weight-asian="bold" style:font-name-complex="Arial1" style:font-size-complex="13pt" style:font-weight-complex="bold"/>
    </style:style>
    <style:style style:name="T21" style:family="text">
      <style:text-properties fo:color="#000000" loext:opacity="100%" style:font-name="Adwaita Sans" fo:font-size="16pt" fo:language="en" fo:country="US" fo:font-weight="bold" style:font-size-asian="16pt" style:font-weight-asian="bold" style:font-name-complex="Arial1" style:font-size-complex="16pt" style:font-weight-complex="bold"/>
    </style:style>
    <style:style style:name="T22" style:family="text">
      <style:text-properties fo:color="#000000" loext:opacity="100%" style:font-name="Adwaita Sans" fo:font-size="10.5pt" fo:language="en" fo:country="US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23" style:family="text">
      <style:text-properties fo:color="#000000" loext:opacity="100%" style:font-name="Adwaita Sans" fo:font-size="10.5pt" fo:language="en" fo:country="US" style:text-underline-style="solid" style:text-underline-width="auto" style:text-underline-color="font-color" style:font-size-asian="10.5pt" style:font-size-complex="10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svg:stroke-width="0.0138in" svg:stroke-color="#888888" draw:stroke-linejoin="miter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.0071in" fo:margin-bottom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Gustavo Monnerat da Costa Veronese</text:span><text:span text:style-name="T1"/></text:p>
      <text:p text:style-name="P2" loext:marker-style-name="T2"><text:span text:style-name="T2">Phone: +55 (41) 99189-2192 – Email: </text:span><text:a xlink:type="simple" xlink:href="mailto:monnerat.gustavo@outlook.com" text:style-name="Internet_20_link" text:visited-style-name="Visited_20_Internet_20_Link"><text:span text:style-name="Internet_20_link"><text:span text:style-name="T2">monnerat.gustavo@outlook.com</text:span></text:span></text:a><text:span text:style-name="T2"> – Address: Curitiba/PR, Brazil</text:span></text:p>
      <text:h text:style-name="Heading_20_1" text:outline-level="1" text:is-list-header="true"><text:a xlink:type="simple" xlink:href="https://gustavommcv.github.io/portfolio/#/" text:style-name="Internet_20_link" text:visited-style-name="Visited_20_Internet_20_Link"><text:span text:style-name="Internet_20_link"><text:span text:style-name="T3">Portfolio Website</text:span></text:span></text:a><text:span text:style-name="T2"> – </text:span><text:a xlink:type="simple" xlink:href="https://github.com/gustavommcv" text:style-name="Internet_20_link" text:visited-style-name="Visited_20_Internet_20_Link"><text:span text:style-name="Internet_20_link"><text:span text:style-name="T2">GitHub</text:span></text:span></text:a><text:span text:style-name="T2"> – </text:span><text:a xlink:type="simple" xlink:href="https://www.linkedin.com/in/gustavommcv/" text:style-name="Internet_20_link" text:visited-style-name="Visited_20_Internet_20_Link"><text:span text:style-name="Internet_20_link"><text:span text:style-name="T2">Linkedin</text:span></text:span></text:a></text:h>
      <text:p text:style-name="P3" loext:marker-style-name="T2"/>
      <text:p text:style-name="P3" loext:marker-style-name="T2"><draw:line text:anchor-type="char" draw:z-index="0" draw:name="Horizontal line 1" draw:style-name="gr1" draw:text-style-name="P4" svg:x1="-0.1in" svg:y1="0.0134in" svg:x2="7.3028in" svg:y2="0.0142in"><text:p/></draw:line></text:p>
      <text:p text:style-name="P5"><text:span text:style-name="Strong_20_Emphasis"><text:span text:style-name="T4">Education</text:span></text:span></text:p>
      <text:p text:style-name="P6" loext:marker-style-name="T5"><text:span text:style-name="Strong_20_Emphasis"><text:span text:style-name="T6">XP Educação (XPE), </text:span></text:span><text:span text:style-name="Emphasis"><text:span text:style-name="T2">Specialization (Lato Sensu) in Software Architecture and Solutions</text:span></text:span><text:span text:style-name="T5"><text:line-break/></text:span><text:span text:style-name="Strong_20_Emphasis"><text:span text:style-name="T2">Feb 2025 – Feb 2026</text:span></text:span></text:p>
      <text:p text:style-name="P6" loext:marker-style-name="T5"><text:span text:style-name="Strong_20_Emphasis"><text:span text:style-name="T6">Unicesumar, </text:span></text:span><text:span text:style-name="Emphasis"><text:span text:style-name="T2">Technology Degree in Systems Analysis and Development</text:span></text:span><text:span text:style-name="T5"><text:line-break/></text:span><text:span text:style-name="Strong_20_Emphasis"><text:span text:style-name="T2">May 2022 – Sep 2024</text:span></text:span></text:p>
      <text:p text:style-name="P7" loext:marker-style-name="T7"><draw:line text:anchor-type="char" draw:z-index="1" draw:name="Horizontal line 2" draw:style-name="gr1" draw:text-style-name="P4" svg:x1="-0.1in" svg:y1="0.0134in" svg:x2="7.3028in" svg:y2="0.0142in"><text:p/></draw:line></text:p>
      <text:p text:style-name="P8"><text:bookmark-start text:name="__DdeLink__263_1516522722"/><text:bookmark-start text:name="__DdeLink__270_1516522722"/><text:bookmark-start text:name="__DdeLink__278_1516522722"/><text:bookmark-start text:name="__DdeLink__287_1516522722"/><text:span text:style-name="Strong_20_Emphasis"><text:span text:style-name="T8">Experience</text:span></text:span></text:p>
      <text:p text:style-name="P6" loext:marker-style-name="T9"><text:bookmark-start text:name="__DdeLink__84_1516522722"/><text:bookmark-start text:name="__DdeLink__89_1516522722"/><text:span text:style-name="Strong_20_Emphasis"><text:span text:style-name="T10">Veronese Maquetes</text:span></text:span><text:span text:style-name="Emphasis"><text:span text:style-name="T10"> – Freelance Full Stack Developer - </text:span></text:span><text:bookmark-start text:name="__DdeLink__1196_1558670934"/><text:bookmark-start text:name="__DdeLink__1199_1558670934"/><text:span text:style-name="Emphasis"><text:span text:style-name="T11">Deploy:</text:span></text:span><text:span text:style-name="Emphasis"><text:span text:style-name="T10"> </text:span></text:span><text:a xlink:type="simple" xlink:href="https://veronesemaquetes.com.br/" text:style-name="Internet_20_link" text:visited-style-name="Visited_20_Internet_20_Link"><text:span text:style-name="Internet_20_link"><text:span text:style-name="T12">Veronese Maquetes</text:span></text:span></text:a><text:bookmark-end text:name="__DdeLink__1196_1558670934"/><text:bookmark-end text:name="__DdeLink__1199_1558670934"/><text:span text:style-name="T9"><text:line-break/></text:span><text:bookmark-start text:name="__DdeLink__500_1516522722"/><text:bookmark-start text:name="__DdeLink__503_1516522722"/><text:span text:style-name="T9">Curitiba, PR – </text:span><text:span text:style-name="T13">Started in April</text:span><text:span text:style-name="Emphasis"><text:span text:style-name="T9"> 2025</text:span></text:span><text:bookmark-end text:name="__DdeLink__500_1516522722"/><text:bookmark-end text:name="__DdeLink__503_1516522722"/></text:p>
      <text:p text:style-name="P6" loext:marker-style-name="T9"><text:span text:style-name="Strong_20_Emphasis"><text:span text:style-name="T9">Key Responsibilities &amp; Achievements:</text:span></text:span><text:bookmark-end text:name="__DdeLink__84_1516522722"/><text:bookmark-end text:name="__DdeLink__89_1516522722"/><text:span text:style-name="T9"/></text:p>
      <text:list text:style-name="WWNum1">
        <text:list-item>
          <text:p text:style-name="P9" loext:marker-style-name="T9"><text:span text:style-name="T14">Full-Stack Development:</text:span> I led the development of the entire website using <text:span text:style-name="T14">Scrum</text:span> <text:span text:style-name="T14">methodology</text:span> (with organization via <text:span text:style-name="T14">Trello</text:span>), designing and implementing both the front-end (<text:span text:style-name="T14">Angular</text:span>) and the back-end (<text:span text:style-name="T14">Go/Golang</text:span>) to deliver a modern, responsive and high-performance web application.<text:bookmark-start text:name="__DdeLink__325_1516522722"/><text:bookmark-start text:name="__DdeLink__322_1516522722"/></text:p>
        </text:list-item>
      </text:list>
      <text:list text:style-name="L1">
        <text:list-item>
          <text:p text:style-name="P10"><text:span text:style-name="Strong_20_Emphasis">Cloud Deployment &amp; Scalability</text:span>: Managed deployment on <text:span text:style-name="Strong_20_Emphasis">AWS Lambda</text:span> for back-end scalability and cost efficiency, while utilizing <text:span text:style-name="Strong_20_Emphasis">Vercel</text:span> for front-end hosting, ensuring optimal performance and reliability.</text:p>
        </text:list-item>
        <text:list-item>
          <text:p text:style-name="P10"><text:span text:style-name="Strong_20_Emphasis">UI/UX Design &amp; Branding</text:span>: Redesigned the company’s <text:span text:style-name="Strong_20_Emphasis">visual identity</text:span>, created intuitive user interfaces in <text:span text:style-name="Strong_20_Emphasis">Figma</text:span>, and ensured a cohesive brand experience aligned with business goals.</text:p>
        </text:list-item>
        <text:list-item>
          <text:p text:style-name="P10"><text:span text:style-name="Strong_20_Emphasis">Cross-functional Collaboration</text:span>: Worked closely with stakeholders and team members to translate requirements into functional and visually appealing solutions.</text:p>
        </text:list-item>
        <text:list-item>
          <text:p text:style-name="P10"><text:span text:style-name="Strong_20_Emphasis">End-to-End Project Delivery</text:span>: Successfully delivered the project from <text:span text:style-name="Strong_20_Emphasis">concept to deployment</text:span>, combining technical excellence with high-quality design for a seamless user experience.<text:bookmark-end text:name="__DdeLink__322_1516522722"/><text:bookmark-end text:name="__DdeLink__325_1516522722"/><text:bookmark-end text:name="__DdeLink__263_1516522722"/><text:bookmark-end text:name="__DdeLink__270_1516522722"/></text:p>
        </text:list-item>
      </text:list>
      <text:p text:style-name="P11" loext:marker-style-name="T15"><text:bookmark-end text:name="__DdeLink__278_1516522722"/><text:bookmark-end text:name="__DdeLink__287_1516522722"/></text:p>
      <text:p text:style-name="P11" loext:marker-style-name="T15"><draw:line text:anchor-type="char" draw:z-index="2" draw:name="Horizontal line 3" draw:style-name="gr1" draw:text-style-name="P4" svg:x1="-0.1in" svg:y1="0.0134in" svg:x2="7.3028in" svg:y2="0.0142in"><text:p/></draw:line></text:p>
      <text:p text:style-name="P12" loext:marker-style-name="T16"><text:span text:style-name="T16">Skills</text:span><text:span text:style-name="T16"/></text:p>
      <text:list text:style-name="WWNum2">
        <text:list-item>
          <text:p text:style-name="P13" loext:marker-style-name="T15"><text:span text:style-name="T15">Languages: </text:span><text:span text:style-name="T17">Golang, C#, Java, Javascript</text:span></text:p>
        </text:list-item>
        <text:list-item>
          <text:p text:style-name="P13" loext:marker-style-name="T15"><text:span text:style-name="T15">Frameworks: </text:span><text:span text:style-name="T17">Asp.net, SpringBoot, ExpressJS, Angular, React, SolidJS</text:span></text:p>
        </text:list-item>
        <text:list-item>
          <text:p text:style-name="P13" loext:marker-style-name="T15"><text:span text:style-name="T15">Database: </text:span><text:span text:style-name="T17">PostgreSQL, MySQL/MariaDB, MongoDB</text:span></text:p>
        </text:list-item>
        <text:list-item>
          <text:p text:style-name="P13" loext:marker-style-name="T15"><text:span text:style-name="T15">Version Control: </text:span><text:span text:style-name="T17">Git, GitHub, GitLab</text:span></text:p>
        </text:list-item>
      </text:list>
      <text:p text:style-name="P14" loext:marker-style-name="T6"/>
      <text:p text:style-name="P15" loext:marker-style-name="T18"><draw:line text:anchor-type="char" draw:z-index="3" draw:name="Horizontal line 4" draw:style-name="gr1" draw:text-style-name="P4" svg:x1="-0.1in" svg:y1="0.0134in" svg:x2="7.3028in" svg:y2="0.0142in"><text:p/></draw:line></text:p>
      <text:p text:style-name="P12" loext:marker-style-name="T19"><text:span text:style-name="T19">Languages</text:span><text:span text:style-name="T19"/></text:p>
      <text:list text:style-name="WWNum3">
        <text:list-item>
          <text:p text:style-name="P16" loext:marker-style-name="T18"><text:span text:style-name="T20">Brazilian Portuguese</text:span><text:span text:style-name="T18"> – Native</text:span></text:p>
        </text:list-item>
        <text:list-item>
          <text:p text:style-name="P16" loext:marker-style-name="T18"><text:span text:style-name="T20">English</text:span><text:span text:style-name="T18"> – C1 (</text:span><text:span text:style-name="T17">Senac Advanced English Certificate – 46.202401088/15767)</text:span></text:p>
        </text:list-item>
      </text:list>
      <text:p text:style-name="P17" loext:marker-style-name="T17"/>
      <text:p text:style-name="P18" loext:marker-style-name="T16"><draw:line text:anchor-type="char" draw:z-index="4" draw:name="Horizontal line 5" draw:style-name="gr1" draw:text-style-name="P4" svg:x1="-0.0335in" svg:y1="0.0252in" svg:x2="7.3693in" svg:y2="0.026in"><text:p/></draw:line></text:p>
      <text:p text:style-name="P19" loext:marker-style-name="T16"><text:span text:style-name="T16">Projects: </text:span><text:span text:style-name="T16"/></text:p>
      <text:p text:style-name="P19" loext:marker-style-name="T21"><text:span text:style-name="T17">Visit my portfolio website to see my projects:</text:span><text:span text:style-name="T21"> </text:span><text:a xlink:type="simple" xlink:href="https://gustavommcv.github.io/portfolio/#/" text:style-name="Internet_20_link" text:visited-style-name="Visited_20_Internet_20_Link"><text:span text:style-name="Internet_20_link"><text:span text:style-name="T22">Portfolio Website</text:span></text:span></text:a></text:p>
      <text:p text:style-name="P20" loext:marker-style-name="T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dwaita Sans1" svg:font-family="'Adwaita Sans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dwaita Sans1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fo:color="#000000" loext:opacity="100%" style:font-name="Arial" fo:font-family="Arial" style:font-family-generic="swiss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imbus Sans" style:font-family-asian="'Nimbus Sans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/>
    </style:style>
    <style:style style:name="ListLabel_20_38" style:display-name="ListLabel 38" style:family="text">
      <style:text-properties fo:color="#000000" loext:opacity="100%" style:font-name="Adwaita Sans" fo:font-family="'Adwaita Sans'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style:style style:name="ListLabel_20_39" style:display-name="ListLabel 39" style:family="text">
      <style:text-properties fo:color="#111111" loext:opacity="100%" style:font-name="Adwaita Sans" fo:font-family="'Adwaita Sans'" style:font-family-generic="swiss" style:font-pitch="variable" fo:font-size="10.5pt" fo:language="en" fo:country="US" fo:font-style="normal" style:font-size-asian="10.5pt" style:font-style-asian="normal" style:font-name-complex="Arial1" style:font-family-complex="Arial" style:font-family-generic-complex="system" style:font-pitch-complex="variable" style:font-size-complex="10.5pt" style:font-style-complex="normal"/>
    </style:style>
    <style:style style:name="ListLabel_20_40" style:display-name="ListLabel 40" style:family="text">
      <style:text-properties fo:color="#000000" loext:opacity="100%" style:font-name="Adwaita Sans" fo:font-family="'Adwaita Sans'" style:font-family-generic="swiss" style:font-pitch="variable" fo:font-size="10.5pt" fo:language="en" fo:country="US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in" fo:text-indent="-0.25in" fo:margin-left="0.4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in" fo:text-indent="-0.25in" fo:margin-left="0.4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21:55:00</meta:creation-date>
    <meta:initial-creator>Gustavo Monnerat</meta:initial-creator>
    <dc:language>en-US</dc:language>
    <dc:date>2025-07-21T15:02:09.504313824</dc:date>
    <meta:editing-cycles>75</meta:editing-cycles>
    <meta:editing-duration>PT1H7M39S</meta:editing-duration>
    <meta:generator>LibreOffice/25.2.5.2$Linux_X86_64 LibreOffice_project/520$Build-2</meta:generator>
    <meta:document-statistic meta:table-count="0" meta:image-count="0" meta:object-count="0" meta:page-count="1" meta:paragraph-count="24" meta:word-count="250" meta:character-count="1906" meta:non-whitespace-character-count="1679"/>
    <meta:user-defined meta:name="AppVersion">15.0000</meta:user-defined>
    <meta:template xlink:type="simple" xlink:actuate="onRequest" xlink:title="Normal.dotm" xlink:href=""/>
  </office:meta>
</office:document-meta>
</file>